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loli" office:value-type="string" table:number-columns-spanned="3" table:number-rows-spanned="1" table:style-name="ce19">
            <text:p>lol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la" office:value-type="string" table:number-columns-spanned="3" table:number-rows-spanned="1" table:style-name="ce19">
            <text:p>lol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loli" office:value-type="string" table:number-columns-spanned="3" table:number-rows-spanned="1" table:style-name="ce19">
            <text:p>lol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ola" office:value-type="string" table:number-columns-spanned="3" table:number-rows-spanned="1" table:style-name="ce19">
            <text:p>lol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office:string-value="B" office:value-type="string" table:content-validation-name="val5" table:style-name="ce64">
            <text:p>B</text:p>
          </table:table-cell>
          <table:table-cell office:string-value="B" office:value-type="string" table:content-validation-name="val5" table:style-name="ce61">
            <text:p>B</text:p>
          </table:table-cell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